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onospace" fo:font-size="10pt" officeooo:rsid="00101c4b" officeooo:paragraph-rsid="00101c4b" style:font-size-asian="10pt" style:font-size-complex="10pt"/>
    </style:style>
    <style:style style:name="P2" style:family="paragraph" style:parent-style-name="Standard">
      <style:text-properties style:font-name="Monospace" fo:font-size="10pt" officeooo:rsid="00101c4b" officeooo:paragraph-rsid="00101c4b" style:font-size-asian="10pt" style:font-size-complex="10pt"/>
    </style:style>
    <style:style style:name="P3" style:family="paragraph" style:parent-style-name="Standard">
      <style:text-properties style:font-name="Monospace" fo:font-size="10pt" officeooo:rsid="0011a8c8" officeooo:paragraph-rsid="0011a8c8" style:font-size-asian="10pt" style:font-size-complex="10pt"/>
    </style:style>
    <style:style style:name="P4" style:family="paragraph" style:parent-style-name="Standard">
      <style:text-properties officeooo:paragraph-rsid="00129087"/>
    </style:style>
    <style:style style:name="P5" style:family="paragraph" style:parent-style-name="Standard">
      <style:text-properties officeooo:paragraph-rsid="0013a639"/>
    </style:style>
    <style:style style:name="P6" style:family="paragraph" style:parent-style-name="Standard">
      <style:text-properties fo:color="#ff0000" style:font-name="Monospace" fo:font-size="10pt" officeooo:rsid="00101c4b" officeooo:paragraph-rsid="00101c4b" style:font-size-asian="10pt" style:font-size-complex="10pt"/>
    </style:style>
    <style:style style:name="P7" style:family="paragraph" style:parent-style-name="Standard">
      <style:text-properties fo:color="#000000" style:font-name="Monospace1" fo:font-size="10pt" officeooo:paragraph-rsid="00129087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officeooo:paragraph-rsid="001582e0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ff0000"/>
    </style:style>
    <style:style style:name="T3" style:family="text">
      <style:text-properties fo:color="#000000" style:font-name="Monospace1" fo:font-size="10pt" style:font-size-asian="10pt"/>
    </style:style>
    <style:style style:name="T4" style:family="text">
      <style:text-properties fo:color="#000000" style:text-underline-style="solid" style:text-underline-width="auto" style:text-underline-color="font-color" fo:background-color="#e8f2fe" loext:char-shading-value="0"/>
    </style:style>
    <style:style style:name="T5" style:family="text">
      <style:text-properties fo:color="#000000" style:text-underline-style="none" fo:background-color="#e8f2fe" loext:char-shading-value="0"/>
    </style:style>
    <style:style style:name="T6" style:family="text">
      <style:text-properties fo:color="#000000" style:font-name="Monospace"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fo:color="#000000" style:font-name="Monospace" fo:font-size="10pt" style:text-underline-style="solid" style:text-underline-width="auto" style:text-underline-color="font-color" fo:font-weight="bold" officeooo:rsid="0013a639" style:font-size-asian="10pt" style:font-weight-asian="bold" style:font-size-complex="10pt" style:font-weight-complex="bold"/>
    </style:style>
    <style:style style:name="T8" style:family="text">
      <style:text-properties fo:color="#000000" style:font-name="Monospace" fo:font-size="10pt" style:text-underline-style="none" style:font-size-asian="10pt" style:font-size-complex="10pt"/>
    </style:style>
    <style:style style:name="T9" style:family="text">
      <style:text-properties fo:color="#000000" style:font-name="Monospace" fo:font-size="10pt" style:text-underline-style="none" officeooo:rsid="00129087" style:font-size-asian="10pt" style:font-size-complex="10pt"/>
    </style:style>
    <style:style style:name="T10" style:family="text">
      <style:text-properties style:font-name="Monospace" style:text-underline-style="none" officeooo:rsid="00129087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TP4 AA</text:p>
      <text:p text:style-name="P2"/>
      <text:p text:style-name="P2"/>
      <text:p text:style-name="P2">Cette classe contient de méthodes de classe qui ne font rien. </text:p>
      <text:p text:style-name="P2">Il faut donc extends de cette classe pour apres redefinir ces fonctions pour qu'elles fassent qqchoses.</text:p>
      <text:p text:style-name="P2"/>
      <text:p text:style-name="P2">II)</text:p>
      <text:p text:style-name="P2">Erreur: Nous avons ici vu deux types d'erreur :</text:p>
      <text:p text:style-name="P2">-Les erreurs IOException quand le fichier source a parser n'est pas trouvé</text:p>
      <text:p text:style-name="P2">-Les erreurs SAXParsingException quand la structure du fichier n'est pas bonne (les balises ne s'ouvrent et ne se ferment pas correctement)</text:p>
      <text:p text:style-name="P2"/>
      <text:p text:style-name="P2"/>
      <text:p text:style-name="P2">Pour <text:span text:style-name="T1">absent.xml</text:span>: Le fichier n'existe pas le parser ne peut donc pas le parser.</text:p>
      <text:p text:style-name="P2"/>
      <text:p text:style-name="P2">Pour <text:span text:style-name="T1">exampleA.xml</text:span> :La balise integer n'est pas a l'interieur d'une balise expr, ce fichier XML ne correspond pas a la grammaire imposée :"<text:span text:style-name="T2">L'élément racine de document "integer" doit correspondre à la racine DOCTYPE "expr"."</text:span>.</text:p>
      <text:p text:style-name="P2"/>
      <text:p text:style-name="P3">Pour <text:span text:style-name="T4">exampleB.xml :</text:span><text:span text:style-name="T5"> La balise variable ne possede pas de champ name, ce source ne correspond pas non plus a la grammaire imposée</text:span></text:p>
      <text:p text:style-name="P6">L'attribut "name" est obligatoire et doit être spécifié pour le type d'élément "variable".</text:p>
      <text:p text:style-name="P6"/>
      <text:p text:style-name="P4"><text:span text:style-name="T9">Pour </text:span><text:span text:style-name="Source_20_Text"><text:span text:style-name="T6">exampleD </text:span></text:span><text:span text:style-name="Source_20_Text"><text:span text:style-name="T8">: </text:span></text:span><text:span text:style-name="Source_20_Text"><text:span text:style-name="T9">La balise expr se termine avant que la balise manyop, contenue dans expr, ne se termine. Il y a donc ici une erreur de balise.</text:span></text:span></text:p>
      <text:p text:style-name="P4"><text:span text:style-name="Source_20_Text"><text:span text:style-name="T9">De plus la valeur de op dans la balise manyop doit être contenue dans [add,mul] et ne peut pas avoir la valeur div comme ici.</text:span></text:span></text:p>
      <text:p text:style-name="P4"><text:span text:style-name="Source_20_Text"><text:span text:style-name="T9"/></text:span></text:p>
      <text:p text:style-name="P5"><text:span text:style-name="Source_20_Text"><text:span text:style-name="T7">TRACE</text:span></text:span></text:p>
      <text:p text:style-name="P4"><text:span text:style-name="Source_20_Text"><text:span text:style-name="T9"/></text:span></text:p>
      <text:p text:style-name="P7"><text:span text:style-name="Source_20_Text"><text:span text:style-name="T10">startDocument</text:span></text:span></text:p>
      <text:p text:style-name="P10"><text:span text:style-name="T3">startElement: expr</text:span></text:p>
      <text:p text:style-name="P10"><text:span text:style-name="T3">startElement: binop</text:span></text:p>
      <text:p text:style-name="P10"><text:span text:style-name="T3">op : sub</text:span></text:p>
      <text:p text:style-name="P10"><text:span text:style-name="T3">startElement: expr</text:span></text:p>
      <text:p text:style-name="P10"><text:span text:style-name="T3">startElement: variable</text:span></text:p>
      <text:p text:style-name="P10"><text:span text:style-name="T3">name : x</text:span></text:p>
      <text:p text:style-name="P10"><text:span text:style-name="T3">endElement: variable</text:span></text:p>
      <text:p text:style-name="P10"><text:span text:style-name="T3">endElement: expr</text:span></text:p>
      <text:p text:style-name="P10"><text:span text:style-name="T3">startElement: expr</text:span></text:p>
      <text:p text:style-name="P10"><text:span text:style-name="T3">startElement: integer</text:span></text:p>
      <text:p text:style-name="P10"><text:span text:style-name="T3">characters 1</text:span></text:p>
      <text:p text:style-name="P10"><text:span text:style-name="T3">endElement: integer</text:span></text:p>
      <text:p text:style-name="P10"><text:span text:style-name="T3">endElement: expr</text:span></text:p>
      <text:p text:style-name="P10"><text:span text:style-name="T3">endElement: binop</text:span></text:p>
      <text:p text:style-name="P10"><text:span text:style-name="T3">endElement: expr</text:span></text:p>
      <text:p text:style-name="P10"><text:span text:style-name="T3">endDocument</text:span></text:p>
      <text:p text:style-name="P7">---Parsing fini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5:16:51.432664420</meta:creation-date>
    <dc:date>2016-10-26T11:23:23.308733521</dc:date>
    <meta:editing-duration>PT30M8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32" meta:word-count="249" meta:character-count="1529" meta:non-whitespace-character-count="1312"/>
  </office:meta>
</office:document-meta>
</file>